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b" fo:country="NO" fo:font-weight="bold" style:font-weight-asian="bold" style:font-weight-complex="bold"/>
    </style:style>
    <style:style style:name="P2" style:family="paragraph" style:parent-style-name="Standard">
      <style:text-properties fo:language="nb" fo:country="NO" fo:font-weight="normal" style:font-weight-asian="normal" style:font-weight-complex="normal"/>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list-style-name="L1">
      <style:text-properties fo:language="en" fo:country="US" fo:font-weight="normal" style:font-weight-asian="normal" style:font-weight-complex="normal"/>
    </style:style>
    <style:style style:name="P5" style:family="paragraph" style:parent-style-name="Standard" style:list-style-name="L2">
      <style:text-properties fo:language="en" fo:country="US" fo:font-weight="normal" style:font-weight-asian="normal" style:font-weight-complex="normal"/>
    </style:style>
    <style:style style:name="T1" style:family="text">
      <style:text-properties fo:language="nb" fo:country="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description:</text:p>
      <text:p text:style-name="P3">The task at hand is given by Tore Amble and IDI. It defines the further development of an Android application developed by a previous masters student. The current application combines the BusTUC system with real-time data regarding bus arrival times, and gives the user the best route alternative, with respect to user location. For more information about this application, the reader is referred to the master thesis “An intelligent smartphone application: Combining real-time with static data in pursuit of the quickest way to travel by bus”.</text:p>
      <text:p text:style-name="P3"/>
      <text:p text:style-name="P1"/>
      <text:p text:style-name="P1">Goals: </text:p>
      <text:p text:style-name="P3">The goals are created according to the Product Backlog. What this means, is that items with higher priority than the item “finish report”, are considered feasible. Items defined with lower priority are considered to be too ambitious within this project's scope, but are nevertheless relevant for further research and development. It is also worth mentioning that some of these might be implemented, if time.</text:p>
      <text:p text:style-name="P3"/>
      <text:p text:style-name="P3">This project's main goals are:</text:p>
      <text:list xml:id="list35692004" text:style-name="L1">
        <text:list-item>
          <text:p text:style-name="P4">User test the current application regarding functionality. Seen as black box testing</text:p>
        </text:list-item>
        <text:list-item>
          <text:p text:style-name="P4">Fix existing code regarding bugs and scalability</text:p>
        </text:list-item>
        <text:list-item>
          <text:p text:style-name="P4">Research related application, in order to gather information and inspiration</text:p>
        </text:list-item>
        <text:list-item>
          <text:p text:style-name="P4">Optimise and add new functionality regarding real-time data. New functionality is decided to be the displaying of real-time data based on touch events on bus stops</text:p>
        </text:list-item>
        <text:list-item>
          <text:p text:style-name="P4">Improve the GUI to the standard expected for commercial releases</text:p>
        </text:list-item>
        <text:list-item>
          <text:p text:style-name="P4">Fix the issues regarding the application giving the user bad route suggestions. A bad suggestion could be to take a bus that has departure time many hours ahead.</text:p>
        </text:list-item>
      </text:list>
      <text:p text:style-name="P3"/>
      <text:p text:style-name="P3">For the goals evaluated to be too ambitions, the reader is referred to the Product Backlog, and the section <text:span text:style-name="T2">further work</text:span><text:span text:style-name="T3">. </text:span></text:p>
      <text:p text:style-name="P3"><text:span text:style-name="T3"/></text:p>
      <text:p text:style-name="P3"><text:span text:style-name="T3">Underoverskrifter som må være med:</text:span></text:p>
      <text:list xml:id="list36247518" text:style-name="L2">
        <text:list-item>
          <text:p text:style-name="P5"><text:span text:style-name="T3">Introduction</text:span></text:p>
          <text:list>
            <text:list-item>
              <text:p text:style-name="P5"><text:span text:style-name="T3">Background for task</text:span></text:p>
            </text:list-item>
            <text:list-item>
              <text:p text:style-name="P5"><text:span text:style-name="T3">Goal definitions</text:span></text:p>
            </text:list-item>
          </text:list>
        </text:list-item>
        <text:list-item>
          <text:p text:style-name="P5"><text:span text:style-name="T3">Current system</text:span></text:p>
          <text:list>
            <text:list-item>
              <text:p text:style-name="P5"><text:span text:style-name="T3">What has been done?</text:span></text:p>
            </text:list-item>
            <text:list-item>
              <text:p text:style-name="P5"><text:span text:style-name="T3">What is lacking?</text:span></text:p>
            </text:list-item>
            <text:list-item>
              <text:p text:style-name="P5"><text:span text:style-name="T3">Motivation for further delopment?</text:span></text:p>
            </text:list-item>
          </text:list>
        </text:list-item>
        <text:list-item>
          <text:p text:style-name="P5"><text:span text:style-name="T3">Similar systems</text:span></text:p>
          <text:list>
            <text:list-item>
              <text:p text:style-name="P5"><text:span text:style-name="T3">Comparison with our</text:span></text:p>
            </text:list-item>
            <text:list-item>
              <text:p text:style-name="P5"><text:span text:style-name="T3">Inspiration gotten from similar system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2T15:36:44.92</meta:creation-date>
    <dc:date>2011-09-22T16:15:11.63</dc:date>
    <meta:editing-duration>PT38M5S</meta:editing-duration>
    <meta:editing-cycles>40</meta:editing-cycles>
    <meta:generator>OpenOffice.org/3.3$Win32 OpenOffice.org_project/330m20$Build-9567</meta:generator>
    <meta:document-statistic meta:table-count="0" meta:image-count="0" meta:object-count="0" meta:page-count="1" meta:paragraph-count="23" meta:word-count="324" meta:character-count="1975"/>
  </office:meta>
</office:document-meta>
</file>